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background-color="#ffff00"/>
    </style:style>
    <style:style style:name="P2" style:family="paragraph" style:parent-style-name="Text_20_body">
      <style:text-properties fo:background-color="#ffff00"/>
    </style:style>
    <style:style style:name="P3" style:family="paragraph" style:parent-style-name="Text_20_body">
      <style:text-properties fo:background-color="#ff8080"/>
    </style:style>
    <style:style style:name="P4" style:family="paragraph" style:parent-style-name="Text_20_body">
      <style:paragraph-properties fo:margin-top="0cm" fo:margin-bottom="0cm"/>
    </style:style>
    <style:style style:name="P5" style:family="paragraph" style:parent-style-name="Text_20_body">
      <style:paragraph-properties fo:margin-top="0cm" fo:margin-bottom="0cm"/>
      <style:text-properties fo:background-color="#ffff00"/>
    </style:style>
    <style:style style:name="P6" style:family="paragraph" style:parent-style-name="Text_20_body">
      <style:paragraph-properties fo:margin-top="0cm" fo:margin-bottom="0cm"/>
      <style:text-properties style:text-line-through-style="solid" fo:background-color="#ffff00"/>
    </style:style>
    <style:style style:name="P7" style:family="paragraph" style:parent-style-name="Text_20_body">
      <style:paragraph-properties fo:margin-top="0cm" fo:margin-bottom="0cm"/>
    </style:style>
    <style:style style:name="P8" style:family="paragraph" style:parent-style-name="Text_20_body">
      <style:paragraph-properties fo:margin-top="0cm" fo:margin-bottom="0cm"/>
      <style:text-properties fo:background-color="#ffff00"/>
    </style:style>
    <style:style style:name="P9" style:family="paragraph" style:parent-style-name="Text_20_body">
      <style:paragraph-properties fo:margin-top="0cm" fo:margin-bottom="0cm"/>
      <style:text-properties fo:background-color="#ff8080"/>
    </style:style>
    <style:style style:name="P10" style:family="paragraph" style:parent-style-name="Text_20_body">
      <style:paragraph-properties fo:margin-top="0cm" fo:margin-bottom="0cm"/>
      <style:text-properties style:text-line-through-style="solid"/>
    </style:style>
    <style:style style:name="P11" style:family="paragraph" style:parent-style-name="Text_20_body">
      <style:paragraph-properties fo:margin-top="0cm" fo:margin-bottom="0cm"/>
      <style:text-properties style:text-line-through-style="solid" fo:background-color="#ffff00"/>
    </style:style>
    <style:style style:name="P12" style:family="paragraph" style:parent-style-name="Text_20_body">
      <style:text-properties style:text-line-through-style="solid" fo:background-color="#ffff00"/>
    </style:style>
    <style:style style:name="P13" style:family="paragraph" style:parent-style-name="Text_20_body">
      <style:text-properties fo:background-color="#ffff00"/>
    </style:style>
    <style:style style:name="P14" style:family="paragraph" style:parent-style-name="Text_20_body">
      <style:text-properties fo:background-color="#ff8080"/>
    </style:style>
    <style:style style:name="P15" style:family="paragraph" style:parent-style-name="Standard">
      <style:text-properties fo:background-color="#ffff00"/>
    </style:style>
    <style:style style:name="P16"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fo:font-weight="bold"/>
    </style:style>
    <style:style style:name="T2" style:family="text">
      <style:text-properties fo:background-color="#ffff00"/>
    </style:style>
    <style:style style:name="T3" style:family="text">
      <style:text-properties style:use-window-font-color="true" style:text-outline="false" style:text-line-through-style="none" style:text-position="0% 100%" style:font-name="Tahoma"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Xxxx answers = 16/18 88%</text:p>
      <text:p text:style-name="Standard"/>
      <text:h text:style-name="Heading_20_3" text:outline-level="3">Question 1</text:h>
      <text:p text:style-name="P4">Constriction of the smooth muscle in the wall of an artery due to increased firing of the sympathetic nervous activity is an example of:</text:p>
      <text:p text:style-name="P4">a. feed-forward control </text:p>
      <text:p text:style-name="P4">b. antagonistic control </text:p>
      <text:p text:style-name="P4">c. paracrine control </text:p>
      <text:p text:style-name="P2">d. tonic control+</text:p>
      <text:h text:style-name="Heading_20_3" text:outline-level="3">Question 2</text:h>
      <text:p text:style-name="P4">Which of the following serve as <text:span text:style-name="T1">effectors</text:span> in body temperature regulation?</text:p>
      <text:p text:style-name="P4">a. skin blood vessels </text:p>
      <text:p text:style-name="P4">b. skeletal muscle </text:p>
      <text:p text:style-name="P4">c. peripheral thermoreceptors </text:p>
      <text:p text:style-name="P2">d. A and B +</text:p>
      <text:h text:style-name="Heading_20_3" text:outline-level="3">Question 3</text:h>
      <text:p text:style-name="P4">Which of the following is an example of a circadian rhythm? </text:p>
      <text:p text:style-name="P4">a. sleep-wake cycle </text:p>
      <text:p text:style-name="P4">b. secretion of the homone cortisol </text:p>
      <text:p text:style-name="P4">c. body temperature </text:p>
      <text:p text:style-name="P2">d. A, B, and C +</text:p>
      <text:h text:style-name="Heading_20_3" text:outline-level="3">Question 4</text:h>
      <text:p text:style-name="P4">After binding follicle stimulating hormone (FSH), the ovum increases in size and in expression of FSH receptors on its cell surface. This is an example of: </text:p>
      <text:p text:style-name="P5">a. positive feedback +</text:p>
      <text:p text:style-name="P4">b. antagonistic control </text:p>
      <text:p text:style-name="P4">c. tonic control </text:p>
      <text:p text:style-name="Text_20_body">d. negative feedback </text:p>
      <text:h text:style-name="Heading_20_3" text:outline-level="3">Question 5</text:h>
      <text:p text:style-name="P4">Fever is due to resetting of the “set point” in the hypothalamus by endogeneous pyrogens to increase heat production. This is an example of: </text:p>
      <text:p text:style-name="P4">a. synergy </text:p>
      <text:p text:style-name="P5">b. reflex loop +</text:p>
      <text:p text:style-name="P4">c. tonic control </text:p>
      <text:p text:style-name="Text_20_body">d. protagonistic control </text:p>
      <text:h text:style-name="Heading_20_3" text:outline-level="3">Question 6</text:h>
      <text:p text:style-name="P4">Potassium ions in the _____ are in equilibrium with potassium ions in the _____.</text:p>
      <text:p text:style-name="P4">a. IVF; ICF </text:p>
      <text:p text:style-name="P4">b. ECF; ICF </text:p>
      <text:p text:style-name="P5">c. IVF; ISF +</text:p>
      <text:p text:style-name="Text_20_body">d. ISF; ICF </text:p>
      <text:h text:style-name="Heading_20_3" text:outline-level="3"><text:soft-page-break/>Question 7</text:h>
      <text:p text:style-name="P4">A membrane that is permeable only to water separates two solutions of glucose dissolved in water. On one side (A) the glucose concentration is 0.1 g/ml. On the other side (B) the glucose is concentration is 0.6 g/ml. Initially the rate of water flow is:</text:p>
      <text:p text:style-name="P5">a. more rapid from side A to side B +</text:p>
      <text:p text:style-name="P4">b. more rapid from side B to side A </text:p>
      <text:p text:style-name="P4">c. the same in both directions </text:p>
      <text:p text:style-name="Text_20_body">d. zero (no flow in either direction) </text:p>
      <text:h text:style-name="Heading_20_3" text:outline-level="3">Question 8</text:h>
      <text:p text:style-name="P4">Jane drank 2 bowls of isotonic tomato soup for lunch. How would the sodium from the soup distribute into the intracellular (ICF) and extracellular (ECF) compartments? </text:p>
      <text:p text:style-name="P5">a. All of the sodium remains in the ECF +</text:p>
      <text:p text:style-name="P4">b. 2/3 sodium in ECF and 1/3 sodium in ICF </text:p>
      <text:p text:style-name="P4">c. 1/3 sodium in ECF and 2/3 sodium in ICF </text:p>
      <text:p text:style-name="Text_20_body">d. 1/2 sodium in ECF and 1/2 sodium in ICF </text:p>
      <text:h text:style-name="Heading_20_3" text:outline-level="3">Question 9</text:h>
      <text:p text:style-name="P4">If Larry drank 2 cups of hypotonic tea. How would water from the tea distribute into the intracellular (ICF) and extracellular (ECF) compartments?</text:p>
      <text:p text:style-name="P4">a. water will distribute equally (1/2 and 1/2) between ICF and ECF </text:p>
      <text:p text:style-name="P5">b. net water movement from ECF to ICF greater than that seen with isotonic fluid ingestion +</text:p>
      <text:p text:style-name="P4">c. net water movement from ICF to ECF but less than that seen with isotonic fluid ingestion </text:p>
      <text:p text:style-name="Text_20_body">d. no change in water distribution between ICF and ECF </text:p>
      <text:h text:style-name="Heading_20_3" text:outline-level="3">Question 10</text:h>
      <text:p text:style-name="P4">Which of the following types of muscles have sufficient numbers of gap junctions between fibers to propagate action potentials between cells?</text:p>
      <text:p text:style-name="P4">a. multi-unit smooth muscle only <office:annotation><dc:creator>Unknown Author</dc:creator><dc:date>2013-03-18T14:26:20.78</dc:date><text:p text:style-name="P16"><text:span text:style-name="T3">This type does not use GJ</text:span></text:p></office:annotation></text:p>
      <text:p text:style-name="P4">b. cardiac muscle only </text:p>
      <text:p text:style-name="P4">c. single-unit smooth muscle only </text:p>
      <text:p text:style-name="P5">d. both cardiac muscle and single-unit smooth muscle+</text:p>
      <text:p text:style-name="Text_20_body">e. both cardiac muscle and multi-unit smooth muscle </text:p>
      <text:h text:style-name="Heading_20_3" text:outline-level="3">Question 11</text:h>
      <text:p text:style-name="P4">Why does the contractile cardiomyocyte not exhibit tetanus? </text:p>
      <text:p text:style-name="P4">a. Duration of the twitch is too short to allow summation of contractions </text:p>
      <text:p text:style-name="P5">b. Duration of the absolute refractory period is too long to allow summation of contractions +</text:p>
      <text:p text:style-name="P4">c. Duration of phase 0 is too long to allow summation of contractions. </text:p>
      <text:p text:style-name="Text_20_body">d. There is no absolute refractory period. </text:p>
      <text:h text:style-name="Heading_20_3" text:outline-level="3">Question 12</text:h>
      <text:p text:style-name="P4">The dominant mechanism for the removal of Ca2+ from the cytosol following contraction of the cardiac muscle cell is the:</text:p>
      <text:p text:style-name="P4">a. Na/Ca exchanger </text:p>
      <text:p text:style-name="P6">b. SR Ca release channel (ryanodine receptor) ****</text:p>
      <text:p text:style-name="P4">c. L type Ca channel </text:p>
      <text:p text:style-name="P3"><text:soft-page-break/>d. SR Ca ATPase </text:p>
      <text:h text:style-name="Heading_20_3" text:outline-level="3">Question 13</text:h>
      <text:p text:style-name="P4">The primary role of calcium in the activation of smooth muscle is to:</text:p>
      <text:p text:style-name="P4">a. increase ATP levels within the cell </text:p>
      <text:p text:style-name="P6">b. dis-inhibit actin filaments so they can interact with myosin filaments </text:p>
      <text:p text:style-name="P4">c. increase the influx (entry) of Na+ into the cell </text:p>
      <text:p text:style-name="P3">d. activate myosin filaments so they can interact with actin filaments </text:p>
      <text:h text:style-name="Heading_20_3" text:outline-level="3">Question 14</text:h>
      <text:p text:style-name="P4">Smooth muscle cells differ from skeletal muscle cells in that influx of extracellular ____ is sufficient for contraction.</text:p>
      <text:p text:style-name="P4">a. Na+ </text:p>
      <text:p text:style-name="P4">b. K+ </text:p>
      <text:p text:style-name="P5">c. Ca++ </text:p>
      <text:p text:style-name="Text_20_body">d. Cl- </text:p>
      <text:h text:style-name="Heading_20_3" text:outline-level="3">Question 15</text:h>
      <text:p text:style-name="Text_20_body">Use the figure below to answer question 15.</text:p>
      <text:p text:style-name="Text_20_body"><draw:frame draw:style-name="fr1" draw:name="graphics1" text:anchor-type="as-char" svg:width="7.858cm" svg:height="3.81cm" draw:z-index="0"><draw:image xlink:href="https://d19vezwu8eufl6.cloudfront.net/humanphysio/images%2FExam%201%2Fimage001.jpg" xlink:type="simple" xlink:show="embed" xlink:actuate="onLoad"/></draw:frame></text:p>
      <text:p text:style-name="P4">During phase 2, which of the following is TRUE?</text:p>
      <text:p text:style-name="P4">a. Efflux (exit) of potassium ions only </text:p>
      <text:p text:style-name="P4">b. Ventricular relaxation due to calcium efflux (exit) </text:p>
      <text:p text:style-name="P5">c. Influx (entry) of calcium ions </text:p>
      <text:p text:style-name="Text_20_body">d. Potassium efflux (exit) is nearly equal to sodium influx (entry) </text:p>
      <text:h text:style-name="Heading_20_3" text:outline-level="3">Question 16</text:h>
      <text:p text:style-name="P4">In smooth muscle cells, a pacemaker potential differs from a graded potential because pacemaker potentials:</text:p>
      <text:p text:style-name="P4">a. activate with the efflux of Na+ </text:p>
      <text:p text:style-name="P5">b. always reach threshold </text:p>
      <text:p text:style-name="P4">c. activate with the influx (entry) of Cl- </text:p>
      <text:p text:style-name="Text_20_body">d. vary in size </text:p>
      <text:h text:style-name="Heading_20_3" text:outline-level="3">Question 17</text:h>
      <text:p text:style-name="P4">When steroid hormones bind to cell receptors: </text:p>
      <text:p text:style-name="P4">a. Ion channels open </text:p>
      <text:p text:style-name="P4">b. The Na+/K+ ATPase becomes active </text:p>
      <text:p text:style-name="P4">c. Membrane bound receptors are activated </text:p>
      <text:p text:style-name="P2">d. Transcription of DNA is stimulated </text:p>
      <text:h text:style-name="Heading_20_3" text:outline-level="3"><text:soft-page-break/>Question 18</text:h>
      <text:p text:style-name="P4">A chemical messenger that is secreted by a cell into the extracellular fluid (ECF) to act on its neighboring cell is called a(n): </text:p>
      <text:p text:style-name="P4">a. holocrine </text:p>
      <text:p text:style-name="P5">b. paracrine </text:p>
      <text:p text:style-name="P4">c. hormone </text:p>
      <text:p text:style-name="P4">d. autocrine</text:p>
      <text:p text:style-name="Standard"/>
      <text:p text:style-name="Standard"/>
      <text:p text:style-name="Standard">PART TWO</text:p>
      <text:p text:style-name="P1">Xxx = 16/19 84%</text:p>
      <text:p text:style-name="Standard"/>
      <text:p text:style-name="Standard"/>
      <text:h text:style-name="Heading_20_3" text:outline-level="3">Question 1</text:h>
      <text:p text:style-name="P4">The single most important factor that determines whether a specific gene in a given cell can be regulated by the steroid hormone cortisol is the presence in this cell of:</text:p>
      <text:p text:style-name="P5">a. specific cortisol receptors+ </text:p>
      <text:p text:style-name="P4">b. heat shock proteins </text:p>
      <text:p text:style-name="P4">c. active transporters for cortisol </text:p>
      <text:p text:style-name="Text_20_body">d. GDP and GTP </text:p>
      <text:h text:style-name="Heading_20_3" text:outline-level="3">Question 2</text:h>
      <text:p text:style-name="P4">In obesity related Type II diabetes, levels of the peptide hormone, insulin, are either normal or elevated, yet target cells are less sensitive to the binding of insulin. This suggests that the target cells: </text:p>
      <text:p text:style-name="P9">a. have a defect in their signal transduction pathway </text:p>
      <text:p text:style-name="P6">b. are impermeable to insulin </text:p>
      <text:p text:style-name="P4">c. can not convert insulin to an active form </text:p>
      <text:p text:style-name="Text_20_body">d. have excess intracellular glucose </text:p>
      <text:h text:style-name="Heading_20_3" text:outline-level="3">Question 3</text:h>
      <text:p text:style-name="P4">Which of the following statements is TRUE for steroid hormones?</text:p>
      <text:p text:style-name="P4">a. They are stored in secretory vesicles </text:p>
      <text:p text:style-name="P5">b. They require carrier proteins for delivery to target tissues+ </text:p>
      <text:p text:style-name="P4">c. They bind to plasma membrane bound receptors </text:p>
      <text:p text:style-name="Text_20_body">d. They enter cells by active transport </text:p>
      <text:h text:style-name="Heading_20_3" text:outline-level="3">Question 4</text:h>
      <text:p text:style-name="Text_20_body">What is the maximum transport rate (Tm ) of the carrier depicted below? </text:p>
      <text:p text:style-name="Text_20_body"><draw:frame draw:style-name="fr1" draw:name="graphics2" text:anchor-type="as-char" svg:width="1.997cm" svg:height="0.998cm" draw:z-index="1"><draw:image xlink:href="https://d19vezwu8eufl6.cloudfront.net/humanphysio/images%2FExam%201%2Fimage002.gif" xlink:type="simple" xlink:show="embed" xlink:actuate="onLoad"/></draw:frame></text:p>
      <text:p text:style-name="P4">a. 4 </text:p>
      <text:p text:style-name="P5">b. 8 +</text:p>
      <text:p text:style-name="P4">c. 10 </text:p>
      <text:p text:style-name="P4">d. 20 </text:p>
      <text:p text:style-name="Text_20_body">e. 40 </text:p>
      <text:h text:style-name="Heading_20_3" text:outline-level="3"><text:soft-page-break/>Question 5</text:h>
      <text:p text:style-name="P4">Facilitated diffusion and active transport differ in that only active transport:</text:p>
      <text:p text:style-name="P10">a. uses transport proteins </text:p>
      <text:p text:style-name="P4">b. exhibits saturation </text:p>
      <text:p text:style-name="P4">c. exhibits chemical specificity </text:p>
      <text:p text:style-name="P9">d. uses ATP </text:p>
      <text:p text:style-name="P12">e. A and D </text:p>
      <text:h text:style-name="Heading_20_3" text:outline-level="3">Question 6</text:h>
      <text:p text:style-name="P4">In the GI tract, secondary active transport is used to move glucose from the intestinal lumen into the body. This process uses a ________ and the Na-K ATPase. </text:p>
      <text:p text:style-name="P4"><text:span text:style-name="T2">a. Na-glucose symporter+</text:span> </text:p>
      <text:p text:style-name="P4">b. Na-glucose pump </text:p>
      <text:p text:style-name="P4">c. Na-glucose antiporter </text:p>
      <text:p text:style-name="Text_20_body">d. Na-glucose ATPase </text:p>
      <text:h text:style-name="Heading_20_3" text:outline-level="3">Question 7</text:h>
      <text:p text:style-name="P4">Which glial cells support neurons metabolically?</text:p>
      <text:p text:style-name="P4">a. oligodendrocytes </text:p>
      <text:p text:style-name="P4"><text:span text:style-name="T2">b. astrocytes+</text:span> </text:p>
      <text:p text:style-name="P4">c. Schwann cells </text:p>
      <text:p text:style-name="Text_20_body">d. microglial cells </text:p>
      <text:h text:style-name="Heading_20_3" text:outline-level="3">Question 8</text:h>
      <text:p text:style-name="P4">Which of the following will change the equilibrium potential for Na+?</text:p>
      <text:p text:style-name="P4">a. the resting membrane potential of the cell </text:p>
      <text:p text:style-name="P4">b. the ion channels that are open in the cell </text:p>
      <text:p text:style-name="P5">c. the concentration of the Na+ on the inside of the cell versus the outside+ </text:p>
      <text:p text:style-name="Text_20_body">d. the gating properties of the Na+ channels </text:p>
      <text:h text:style-name="Heading_20_3" text:outline-level="3">Question 9</text:h>
      <text:p text:style-name="P4">Depolarization of the membrane means:</text:p>
      <text:p text:style-name="P4">a. there are more negative charges on the inside of the cell compared to the outside </text:p>
      <text:p text:style-name="P4">b. that K+ channels are letting K+ into the cell </text:p>
      <text:p text:style-name="P5">c. that the membrane potential is less negative than the resting potential +</text:p>
      <text:p text:style-name="Text_20_body">d. that the membrane potential is more negative than the resting potential </text:p>
      <text:h text:style-name="Heading_20_3" text:outline-level="3">Question 10</text:h>
      <text:p text:style-name="P4">If you apply a drug to a neuron that partially blocks the voltage-gated K+ channels, what changes would you expect to see during an action potential? </text:p>
      <text:p text:style-name="P4">a. faster depolarization </text:p>
      <text:p text:style-name="P4">b. slower depolarization </text:p>
      <text:p text:style-name="P4">c. faster repolarization </text:p>
      <text:p text:style-name="P2">d. slower repolarization +</text:p>
      <text:h text:style-name="Heading_20_3" text:outline-level="3"><text:soft-page-break/>Question 11</text:h>
      <text:p text:style-name="P4">Graded potentials:</text:p>
      <text:p text:style-name="P5">a. undergo spatial and temporal summation +</text:p>
      <text:p text:style-name="P4">b. are self-propagating </text:p>
      <text:p text:style-name="P4">c. have refractory periods </text:p>
      <text:p text:style-name="P4">d. do not occur until the membrane reaches threshold </text:p>
      <text:p text:style-name="Text_20_body">e. A, B and C </text:p>
      <text:h text:style-name="Heading_20_3" text:outline-level="3">Question 12</text:h>
      <text:p text:style-name="P4">Which of the following is TRUE about myelination?</text:p>
      <text:p text:style-name="P4">a. It occurs only in the central nervous system </text:p>
      <text:p text:style-name="P4">b. It acts to electrically insulate synapses </text:p>
      <text:p text:style-name="P4">c. It slows conduction along dendrites </text:p>
      <text:p text:style-name="P2">d. It is necessary for saltatory conduction +</text:p>
      <text:h text:style-name="Heading_20_3" text:outline-level="3">Question 13</text:h>
      <text:p text:style-name="P4">Action potentials move in one direction down an axon due to:</text:p>
      <text:p text:style-name="P4">a. the ligand-gated ion channels in the axon </text:p>
      <text:p text:style-name="P4">b. the gradient of ions along the length of the axon </text:p>
      <text:p text:style-name="P4">c. the presence of myelin </text:p>
      <text:p text:style-name="P2">d. the refractory period of the voltage-gated Na+ channels +</text:p>
      <text:h text:style-name="Heading_20_3" text:outline-level="3">Question 14</text:h>
      <text:p text:style-name="P4">A neurotransmitter would have a greater chance of starting an action potential in a post-synaptic neuron by:</text:p>
      <text:p text:style-name="P5">a. causing a graded depolarization in the post-synaptic membrane +</text:p>
      <text:p text:style-name="P4">b. causing a graded hyperpolarization in the post-synaptic membrane </text:p>
      <text:p text:style-name="P4">c. closing Na+ channels in the post-synaptic membrane </text:p>
      <text:p text:style-name="Text_20_body">d. opening K+ channels in the post-synaptic membrane </text:p>
      <text:h text:style-name="Heading_20_3" text:outline-level="3">Question 15</text:h>
      <text:p text:style-name="P4">The steps of synaptic transmission include:</text:p>
      <text:p text:style-name="P4">a. opening of voltage-gated Ca+2 channels in the axon terminal </text:p>
      <text:p text:style-name="P4">b. removal of neurotransmitter from the synapse </text:p>
      <text:p text:style-name="P4">c. fusion of secretory vesicles with the pre-synaptic membrane </text:p>
      <text:p text:style-name="P4">d. B and C </text:p>
      <text:p text:style-name="P2">e. A, B and C +</text:p>
      <text:h text:style-name="Heading_20_3" text:outline-level="3">Question 16</text:h>
      <text:p text:style-name="P4">The portion of the nervous system that integrates sensory information: ________.</text:p>
      <text:p text:style-name="P6">a. afferent nervous system </text:p>
      <text:p text:style-name="P9">b. central nervous system </text:p>
      <text:p text:style-name="P4">c. somatic nervous system </text:p>
      <text:p text:style-name="P4">d. sympathetic nervous system </text:p>
      <text:p text:style-name="Text_20_body">e. parasympathetic nervous system </text:p>
      <text:h text:style-name="Heading_20_3" text:outline-level="3"><text:soft-page-break/>Question 17</text:h>
      <text:p text:style-name="P4">The branch of the nervous system that controls skeletal muscle: ________.</text:p>
      <text:p text:style-name="P4">a. afferent nervous system </text:p>
      <text:p text:style-name="P4">b. central nervous system </text:p>
      <text:p text:style-name="P5">c. somatic nervous system+ </text:p>
      <text:p text:style-name="P4">d. sympathetic nervous system </text:p>
      <text:p text:style-name="Text_20_body">e. parasympathetic nervous system </text:p>
      <text:h text:style-name="Heading_20_3" text:outline-level="3">Question 18</text:h>
      <text:p text:style-name="P4">The branch of the efferent nervous system that stimulates organs under conditions of rest and digestion: ________.</text:p>
      <text:p text:style-name="P4">a. afferent nervous system </text:p>
      <text:p text:style-name="P4">b. central nervous system </text:p>
      <text:p text:style-name="P4">c. somatic nervous system </text:p>
      <text:p text:style-name="P4">d. sympathetic nervous system </text:p>
      <text:p text:style-name="P2">e. parasympathetic nervous system+ </text:p>
      <text:h text:style-name="Heading_20_3" text:outline-level="3">Question 19</text:h>
      <text:p text:style-name="P4">A drug that activates adrenergic receptors will activate the same receptors as the ________.</text:p>
      <text:p text:style-name="P4">a. afferent nervous system </text:p>
      <text:p text:style-name="P4">b. central nervous system </text:p>
      <text:p text:style-name="P4">c. somatic nervous system </text:p>
      <text:p text:style-name="P5">d. sympathetic nervous system +</text:p>
      <text:p text:style-name="P4">e. parasympathetic nervous system </text:p>
      <text:p text:style-name="Standard"/>
      <text:p text:style-name="Standard"/>
      <text:p text:style-name="Standard">PART THREE</text:p>
      <text:p text:style-name="P1">Xxx = 16/17 94%</text:p>
      <text:h text:style-name="Heading_20_3" text:outline-level="3">Question 1</text:h>
      <text:p text:style-name="P4">The part of the eye that does most of the refraction of light: __________.</text:p>
      <text:p text:style-name="P5">a. cornea +</text:p>
      <text:p text:style-name="P4">b. lens </text:p>
      <text:p text:style-name="P4">c. retina </text:p>
      <text:p text:style-name="P4">d. rods </text:p>
      <text:p text:style-name="Text_20_body">e. cones </text:p>
      <text:h text:style-name="Heading_20_3" text:outline-level="3">Question 2</text:h>
      <text:p text:style-name="P4">The photoreceptor cells that are the most sensitive to light: ________.</text:p>
      <text:p text:style-name="P4">a. cornea </text:p>
      <text:p text:style-name="P4">b. lens </text:p>
      <text:p text:style-name="P4">c. retina </text:p>
      <text:p text:style-name="P5">d. rods +</text:p>
      <text:p text:style-name="Text_20_body">e. cones </text:p>
      <text:h text:style-name="Heading_20_3" text:outline-level="3">Question 3</text:h>
      <text:p text:style-name="P4">The structure that is surrounded by ciliary muscles: _________.</text:p>
      <text:p text:style-name="P4">a. cornea </text:p>
      <text:p text:style-name="P5"><text:soft-page-break/>b. lens +</text:p>
      <text:p text:style-name="P4">c. retina </text:p>
      <text:p text:style-name="P4">d. rods </text:p>
      <text:p text:style-name="Text_20_body">e. cones </text:p>
      <text:h text:style-name="Heading_20_3" text:outline-level="3">Question 4</text:h>
      <text:p text:style-name="P4">The frequency of a sound determines:</text:p>
      <text:p text:style-name="P5">a. the portion of the basilar membrane that vibrates +</text:p>
      <text:p text:style-name="P4">b. the direction of hair cell stereocilia vibration </text:p>
      <text:p text:style-name="P4">c. the loudness of a sound </text:p>
      <text:p text:style-name="Text_20_body">d. the vibration of the tectorial membrane </text:p>
      <text:h text:style-name="Heading_20_3" text:outline-level="3">Question 5</text:h>
      <text:p text:style-name="P4">Sounds are transduced between the tympanic membrane and inner ear by the _________.</text:p>
      <text:p text:style-name="P4">a. cochlea </text:p>
      <text:p text:style-name="P5">b. malleus, incus, and stapes +</text:p>
      <text:p text:style-name="P4">c. eustachian tube </text:p>
      <text:p text:style-name="Text_20_body">d. utricle </text:p>
      <text:h text:style-name="Heading_20_3" text:outline-level="3">Question 6</text:h>
      <text:p text:style-name="P4">The otolith organs:</text:p>
      <text:p text:style-name="P6">a. include three circular canals </text:p>
      <text:p text:style-name="P10">b. sense rotation of the head </text:p>
      <text:p text:style-name="P10">c. sense based on the movement of fluid </text:p>
      <text:p text:style-name="P3">d. sense linear acceleration +</text:p>
      <text:h text:style-name="Heading_20_3" text:outline-level="3">Question 7</text:h>
      <text:p text:style-name="P4">Stimulation of the afferent neuron coming from a skeletal muscle spindle receptor leads to: </text:p>
      <text:p text:style-name="P4">a. stimulation of a single muscle </text:p>
      <text:p text:style-name="P4">b. relaxation of a single muscle </text:p>
      <text:p text:style-name="P4">c. contraction of the muscle and relaxation of the antagonistic muscle </text:p>
      <text:p text:style-name="P2">d. relaxation of the muscle and contraction of the antagonistic muscle +</text:p>
      <text:h text:style-name="Heading_20_3" text:outline-level="3">Question 8</text:h>
      <text:p text:style-name="P4">The sensory receptor that detects skeletal muscle tension is _________.</text:p>
      <text:p text:style-name="P5">a. the Golgi tendon organ +</text:p>
      <text:p text:style-name="P4">b. the muscle spindle receptor </text:p>
      <text:p text:style-name="P4">c. gamma motor neurons </text:p>
      <text:p text:style-name="Text_20_body">d. nociceptors </text:p>
      <text:h text:style-name="Heading_20_3" text:outline-level="3">Question 9</text:h>
      <text:p text:style-name="P4">Which of the following is a characteristic of central pattern generators?</text:p>
      <text:p text:style-name="P5">a. they are oscillatory circuits +</text:p>
      <text:p text:style-name="P4">b. they control smooth muscle </text:p>
      <text:p text:style-name="P4">c. they are required for the muscle stretch reflex </text:p>
      <text:p text:style-name="Text_20_body">d. they control movement exclusively from the brain </text:p>
      <text:h text:style-name="Heading_20_3" text:outline-level="3"><text:soft-page-break/>Question 10</text:h>
      <text:p text:style-name="P4">The cell bodies of alpha motor neurons controlling the skeletal muscles of the body are found in: </text:p>
      <text:p text:style-name="P4">a. dorsal root ganglia </text:p>
      <text:p text:style-name="P4">b. the dorsal horn of the spinal cord </text:p>
      <text:p text:style-name="P5">c. the ventral horn of the spinal cord +</text:p>
      <text:p text:style-name="Text_20_body">d. sensory nerves </text:p>
      <text:h text:style-name="Heading_20_3" text:outline-level="3">Question 11</text:h>
      <text:p text:style-name="P4">Withdrawal reflexes include:</text:p>
      <text:p text:style-name="P4">a. withdrawal of the stimulated limb </text:p>
      <text:p text:style-name="P4">b. increased postural support on the opposite side of the body </text:p>
      <text:p text:style-name="P5">c. A and B +</text:p>
      <text:p text:style-name="Text_20_body">d. none of the above </text:p>
      <text:h text:style-name="Heading_20_3" text:outline-level="3">Question 12</text:h>
      <text:p text:style-name="P4">After a skeletal muscle fiber is treated with a membrane permeable drug that speeds up the action of the SR Ca+2-ATPase, how would the first twitch differ?</text:p>
      <text:p text:style-name="P4">a. the twitch would produce more tension </text:p>
      <text:p text:style-name="P4">b. the twitch would last longer </text:p>
      <text:p text:style-name="P5">c. the twitch would be shorter +</text:p>
      <text:p text:style-name="Text_20_body">d. the twitch would last the same amount of time </text:p>
      <text:h text:style-name="Heading_20_3" text:outline-level="3">Question 13</text:h>
      <text:p text:style-name="P4">After a skeletal muscle fiber is treated with a membrane permeable drug that speeds up the action of the SR Ca+2-ATPase, how would contraction differ after multiple and frequent action potentials? </text:p>
      <text:p text:style-name="P4">a. the maximal tension would be increased compared to an untreated fiber </text:p>
      <text:p text:style-name="P4">b. fused tetanus would be reached sooner than an untreated fiber </text:p>
      <text:p text:style-name="P5">c. fused tetanus would be reached later than an untreated fiber +</text:p>
      <text:p text:style-name="Text_20_body">d. fused tetanus would be reached in the same amount of time as an untreated fiber </text:p>
      <text:h text:style-name="Heading_20_3" text:outline-level="3">Question 14</text:h>
      <text:p text:style-name="P4">During muscle contraction, the portion of the sarcomere that shortens is </text:p>
      <text:p text:style-name="P4">a. the myosin band (A band) </text:p>
      <text:p text:style-name="P4">b. the myosin only band (H zone) </text:p>
      <text:p text:style-name="P4">c. the actin only band (I band) </text:p>
      <text:p text:style-name="P2">d. B and C +</text:p>
      <text:h text:style-name="Heading_20_3" text:outline-level="3">Question 15</text:h>
      <text:p text:style-name="P4">Which of the following is the typical order of motor unit recruitment?</text:p>
      <text:p text:style-name="P5">a. slow-oxidative, fast-oxidative, fast-glycolytic +</text:p>
      <text:p text:style-name="P4">b. slow-oxidative, fast-glycolytic, fast-oxidative </text:p>
      <text:p text:style-name="P4">c. fast-glycolytic, fast-oxidative, slow-oxidative </text:p>
      <text:p text:style-name="Text_20_body">d. fast-oxidative, slow-oxidative, fast-glycolytic </text:p>
      <text:h text:style-name="Heading_20_3" text:outline-level="3">Question 16</text:h>
      <text:p text:style-name="P4">In skeletal muscle, creatine phosphate</text:p>
      <text:p text:style-name="P4"><text:soft-page-break/>a. provides an energy source 30 minutes into exercise </text:p>
      <text:p text:style-name="P5">b. produces the most ATP per minute of any ATP source +</text:p>
      <text:p text:style-name="P4">c. requires oxygen to make ATP </text:p>
      <text:p text:style-name="Text_20_body">d. converts the energy in glucose to make ATP </text:p>
      <text:h text:style-name="Heading_20_3" text:outline-level="3">Question 17</text:h>
      <text:p text:style-name="P4">Which factor regulates cross-bridge formation in skeletal muscle?</text:p>
      <text:p text:style-name="P4">a. glucose concentration in the cytoplasm </text:p>
      <text:p text:style-name="P5">b. Ca+2 concentration in the cytoplasm +</text:p>
      <text:p text:style-name="P4">c. glycogen concentration in the cytoplasm </text:p>
      <text:p text:style-name="P4">d. amino acid concentration in the cytoplasm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18T14:23:54.60</meta:creation-date>
    <dc:date>2013-03-18T15:55:04.89</dc:date>
    <meta:editing-duration>PT20M48S</meta:editing-duration>
    <meta:editing-cycles>13</meta:editing-cycles>
    <meta:generator>OpenOffice.org/3.4$Win32 OpenOffice.org_project/340m1$Build-9590</meta:generator>
    <meta:document-statistic meta:table-count="0" meta:image-count="2" meta:object-count="0" meta:page-count="10" meta:paragraph-count="344" meta:word-count="2284" meta:character-count="13420"/>
  </office:meta>
</office:document-meta>
</file>